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60000014033ECBF1B.png" manifest:media-type="image/png"/>
  <manifest:file-entry manifest:full-path="Pictures/100000010000039100000171DF8F6F4B.png" manifest:media-type="image/png"/>
  <manifest:file-entry manifest:full-path="Pictures/100000010000029E000001F1FE44DA6D.png" manifest:media-type="image/png"/>
  <manifest:file-entry manifest:full-path="Pictures/100000010000011800000110950C942A.png" manifest:media-type="image/png"/>
  <manifest:file-entry manifest:full-path="Pictures/100000010000024000000165AAC531AE.png" manifest:media-type="image/png"/>
  <manifest:file-entry manifest:full-path="Pictures/100000010000018800000112A3EC0BF7.png" manifest:media-type="image/png"/>
  <manifest:file-entry manifest:full-path="Pictures/1000000100000245000001E5019A74B5.png" manifest:media-type="image/png"/>
  <manifest:file-entry manifest:full-path="Pictures/10000001000001170000010DC1D49FE5.png" manifest:media-type="image/png"/>
  <manifest:file-entry manifest:full-path="Pictures/100000010000018600000140FC7313AB.png" manifest:media-type="image/png"/>
  <manifest:file-entry manifest:full-path="Pictures/1000000100000224000003911F5EFA08.png" manifest:media-type="image/png"/>
  <manifest:file-entry manifest:full-path="Pictures/1000905600003BA200006352ED49C9D0.svg" manifest:media-type="image/svg+xml"/>
  <manifest:file-entry manifest:full-path="Pictures/10000001000001A70000013D5D84D80A.png" manifest:media-type="image/png"/>
  <manifest:file-entry manifest:full-path="Pictures/1000395D00000000000000001EE7389A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-color="#81d41a" draw:opacity="25%" draw:textarea-horizontal-align="justify" draw:textarea-vertical-align="middle" draw:auto-grow-height="false" fo:min-height="25.105cm" fo:min-width="1.426cm" loext:decorative="false"/>
    </style:style>
    <style:style style:name="gr3" style:family="graphic" style:parent-style-name="standard">
      <style:graphic-properties draw:stroke="none" draw:fill-color="#81d41a" draw:opacity="25%" draw:textarea-horizontal-align="justify" draw:textarea-vertical-align="middle" draw:auto-grow-height="false" fo:min-height="25.161cm" fo:min-width="0.59cm" loext:decorative="false"/>
    </style:style>
    <style:style style:name="gr4" style:family="graphic" style:parent-style-name="standard">
      <style:graphic-properties draw:stroke="none" draw:fill-color="#81d41a" draw:opacity="25%" draw:textarea-horizontal-align="justify" draw:textarea-vertical-align="middle" draw:auto-grow-height="false" fo:min-height="25.105cm" fo:min-width="0.929cm" loext:decorative="false"/>
    </style:style>
    <style:style style:name="gr5" style:family="graphic" style:parent-style-name="standard">
      <style:graphic-properties draw:stroke="none" draw:fill-color="#81d41a" draw:opacity="25%" draw:textarea-horizontal-align="justify" draw:textarea-vertical-align="middle" draw:auto-grow-height="false" fo:min-height="25.162cm" fo:min-width="0.779cm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9" style:family="graphic" style:parent-style-name="standard">
      <style:graphic-properties draw:stroke="none" draw:fill-color="#81d41a" draw:opacity="25%" draw:textarea-horizontal-align="justify" draw:textarea-vertical-align="middle" draw:auto-grow-height="false" fo:min-height="25.105cm" fo:min-width="1.5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81d41a" draw:opacity="25%"/>
      <style:paragraph-properties fo:text-align="center"/>
      <style:text-properties fo:font-weight="bold"/>
    </style:style>
    <style:style style:name="P3" style:family="paragraph">
      <style:text-properties fo:color="#0369a3" loext:opacity="100%"/>
    </style:style>
    <style:style style:name="P4" style:family="paragraph">
      <loext:graphic-properties draw:fill="none" draw:fill-color="#ffffff"/>
      <style:text-properties fo:color="#0369a3" loext:opacity="100%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="none" draw:fill-color="#ffffff"/>
      <style:text-properties fo:color="#81d41a" loext:opacity="100%" fo:font-weight="normal" style:font-weight-asian="normal" style:font-weight-complex="normal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1d41a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001cm" svg:height="0.001cm" svg:x="5.403cm" svg:y="8.643cm">
          <draw:image xlink:href="Pictures/1000395D00000000000000001EE7389A.pdf" xlink:type="simple" xlink:show="embed" xlink:actuate="onLoad" draw:mime-type="application/pdf">
            <text:p/>
          </draw:image>
        </draw:frame>
        <draw:frame draw:style-name="gr1" draw:text-style-name="P1" draw:layer="layout" svg:width="0.001cm" svg:height="0.001cm" svg:x="20.395cm" svg:y="17.156cm">
          <draw:image xlink:href="Pictures/1000395D00000000000000001EE7389A.pdf" xlink:type="simple" xlink:show="embed" xlink:actuate="onLoad" draw:mime-type="application/pdf">
            <text:p/>
          </draw:image>
        </draw:frame>
        <draw:frame draw:style-name="gr1" draw:text-style-name="P1" draw:layer="layout" svg:width="0.001cm" svg:height="0.001cm" svg:x="11.459cm" svg:y="16.79cm">
          <draw:image xlink:href="Pictures/1000395D00000000000000001EE7389A.pdf" xlink:type="simple" xlink:show="embed" xlink:actuate="onLoad" draw:mime-type="application/pdf">
            <text:p/>
          </draw:image>
        </draw:frame>
        <draw:frame draw:style-name="gr1" draw:text-style-name="P1" draw:layer="layout" svg:width="16.823cm" svg:height="27.385cm" svg:x="3.366cm" svg:y="2.577cm">
          <draw:image xlink:href="Pictures/1000905600003BA200006352ED49C9D0.svg" xlink:type="simple" xlink:show="embed" xlink:actuate="onLoad" draw:mime-type="image/svg+xml">
            <text:p/>
          </draw:image>
          <draw:image xlink:href="Pictures/1000000100000224000003911F5EFA08.png" xlink:type="simple" xlink:show="embed" xlink:actuate="onLoad" draw:mime-type="image/png"/>
        </draw:frame>
        <draw:custom-shape draw:style-name="gr2" draw:text-style-name="P2" draw:layer="layout" svg:width="1.926cm" svg:height="25.355cm" svg:x="17.396cm" svg:y="3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9cm" svg:height="25.411cm" svg:x="5.953cm" svg:y="2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29cm" svg:height="25.355cm" svg:x="9.176cm" svg:y="3.0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9cm" svg:height="25.412cm" svg:x="7.364cm" svg:y="2.95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974cm" svg:height="2.978cm" svg:x="0.668cm" svg:y="20.742cm">
          <draw:image xlink:href="Pictures/10000001000001A70000013D5D84D80A.png" xlink:type="simple" xlink:show="embed" xlink:actuate="onLoad" draw:mime-type="image/png">
            <text:p/>
          </draw:image>
        </draw:frame>
        <draw:frame draw:style-name="gr1" draw:text-style-name="P1" draw:layer="layout" svg:width="4.117cm" svg:height="3.969cm" svg:x="-0.01cm" svg:y="25.035cm">
          <draw:image xlink:href="Pictures/10000001000001170000010DC1D49FE5.png" xlink:type="simple" xlink:show="embed" xlink:actuate="onLoad" draw:mime-type="image/png">
            <text:p/>
          </draw:image>
        </draw:frame>
        <draw:frame draw:style-name="gr1" draw:text-style-name="P1" draw:layer="layout" svg:width="4.896cm" svg:height="3.422cm" svg:x="19.721cm" svg:y="22.851cm">
          <draw:image xlink:href="Pictures/100000010000018800000112A3EC0BF7.png" xlink:type="simple" xlink:show="embed" xlink:actuate="onLoad" draw:mime-type="image/png">
            <text:p/>
          </draw:image>
        </draw:frame>
        <draw:frame draw:style-name="gr6" draw:text-style-name="P1" draw:layer="layout" svg:width="4.606cm" svg:height="3.416cm" svg:x="19.715cm" svg:y="18.188cm">
          <draw:image xlink:href="Pictures/100000010000029E000001F1FE44DA6D.png" xlink:type="simple" xlink:show="embed" xlink:actuate="onLoad" draw:mime-type="image/png">
            <text:p/>
          </draw:image>
        </draw:frame>
        <draw:frame draw:style-name="gr1" draw:text-style-name="P1" draw:layer="layout" svg:width="3.937cm" svg:height="2.441cm" svg:x="0.186cm" svg:y="15.894cm">
          <draw:image xlink:href="Pictures/100000010000024000000165AAC531AE.png" xlink:type="simple" xlink:show="embed" xlink:actuate="onLoad" draw:mime-type="image/png">
            <text:p/>
          </draw:image>
        </draw:frame>
        <draw:frame draw:style-name="gr1" draw:text-style-name="P1" draw:layer="layout" svg:width="3.857cm" svg:height="3.163cm" svg:x="19.777cm" svg:y="13.387cm">
          <draw:image xlink:href="Pictures/10000001000001860000014033ECBF1B.png" xlink:type="simple" xlink:show="embed" xlink:actuate="onLoad" draw:mime-type="image/png">
            <text:p/>
          </draw:image>
        </draw:frame>
        <draw:frame draw:style-name="gr1" draw:text-style-name="P1" draw:layer="layout" svg:width="3.969cm" svg:height="3.257cm" svg:x="0.544cm" svg:y="11.129cm">
          <draw:image xlink:href="Pictures/100000010000018600000140FC7313AB.png" xlink:type="simple" xlink:show="embed" xlink:actuate="onLoad" draw:mime-type="image/png">
            <text:p/>
          </draw:image>
        </draw:frame>
        <draw:frame draw:style-name="gr1" draw:text-style-name="P1" draw:layer="layout" svg:width="4.869cm" svg:height="4.063cm" svg:x="19.612cm" svg:y="8.367cm">
          <draw:image xlink:href="Pictures/1000000100000245000001E5019A74B5.png" xlink:type="simple" xlink:show="embed" xlink:actuate="onLoad" draw:mime-type="image/png">
            <text:p/>
          </draw:image>
        </draw:frame>
        <draw:frame draw:style-name="gr1" draw:text-style-name="P1" draw:layer="layout" svg:width="3.696cm" svg:height="3.589cm" svg:x="0.755cm" svg:y="6.051cm">
          <draw:image xlink:href="Pictures/100000010000011800000110950C942A.png" xlink:type="simple" xlink:show="embed" xlink:actuate="onLoad" draw:mime-type="image/png">
            <text:p/>
          </draw:image>
        </draw:frame>
        <draw:frame draw:style-name="gr1" draw:text-style-name="P1" draw:layer="layout" svg:width="9.782cm" svg:height="3.953cm" svg:x="15.318cm" svg:y="0.072cm">
          <draw:image xlink:href="Pictures/100000010000039100000171DF8F6F4B.png" xlink:type="simple" xlink:show="embed" xlink:actuate="onLoad" draw:mime-type="image/png">
            <text:p/>
          </draw:image>
        </draw:frame>
        <draw:frame draw:style-name="gr7" draw:text-style-name="P4" draw:layer="layout" svg:width="1.162cm" svg:height="0.962cm" svg:x="1.405cm" svg:y="27.037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7.854cm" svg:y="24.87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20.199cm" svg:y="23.695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7.871cm" svg:y="22.505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1.521cm" svg:y="21.166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8.846cm" svg:y="20.19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22.095cm" svg:y="19.033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9.425cm" svg:y="17.958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19.946cm" svg:y="18.223cm">
          <draw:text-box>
            <text:p text:style-name="P3">C<text:span text:style-name="T1">2</text:span></text:p>
          </draw:text-box>
        </draw:frame>
        <draw:frame draw:style-name="gr7" draw:text-style-name="P4" draw:layer="layout" svg:width="1.162cm" svg:height="0.962cm" svg:x="7.177cm" svg:y="18.305cm">
          <draw:text-box>
            <text:p text:style-name="P3">C<text:span text:style-name="T1">2</text:span></text:p>
          </draw:text-box>
        </draw:frame>
        <draw:frame draw:style-name="gr7" draw:text-style-name="P4" draw:layer="layout" svg:width="1.162cm" svg:height="0.962cm" svg:x="20.228cm" svg:y="14.37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1.587cm" svg:y="15.759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5.208cm" svg:y="15.577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8.416cm" svg:y="13.262cm">
          <draw:text-box>
            <text:p text:style-name="P3">C<text:span text:style-name="T1">1</text:span></text:p>
          </draw:text-box>
        </draw:frame>
        <draw:frame draw:style-name="gr7" draw:text-style-name="P4" draw:layer="layout" svg:width="1.2cm" svg:height="0.962cm" svg:x="2.066cm" svg:y="17.727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2cm" svg:height="0.962cm" svg:x="22.642cm" svg:y="12.717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2cm" svg:height="0.962cm" svg:x="13.492cm" svg:y="15.379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2cm" svg:height="0.962cm" svg:x="17.048cm" svg:y="13.048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2cm" svg:height="0.962cm" svg:x="2.876cm" svg:y="11.261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2cm" svg:height="0.962cm" svg:x="16.618cm" svg:y="10.599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2cm" svg:height="0.962cm" svg:x="2.463cm" svg:y="6.648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2cm" svg:height="0.962cm" svg:x="14.419cm" svg:y="5.936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162cm" svg:height="0.962cm" svg:x="1.274cm" svg:y="8.206cm">
          <draw:text-box>
            <text:p text:style-name="P3">C<text:span text:style-name="T1">1</text:span></text:p>
          </draw:text-box>
        </draw:frame>
        <draw:frame draw:style-name="gr8" draw:text-style-name="P4" draw:layer="layout" svg:width="1.162cm" svg:height="0.962cm" svg:x="6.493cm" svg:y="6.089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20.134cm" svg:y="9.722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21.096cm" svg:y="8.062cm">
          <draw:text-box>
            <text:p text:style-name="P3">C<text:span text:style-name="T1">2</text:span></text:p>
          </draw:text-box>
        </draw:frame>
        <draw:frame draw:style-name="gr7" draw:text-style-name="P4" draw:layer="layout" svg:width="1.2cm" svg:height="0.962cm" svg:x="22.694cm" svg:y="8.46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2cm" svg:height="0.962cm" svg:x="14.008cm" svg:y="8.243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162cm" svg:height="0.962cm" svg:x="5.17cm" svg:y="8.639cm">
          <draw:text-box>
            <text:p text:style-name="P3">C<text:span text:style-name="T1">2</text:span></text:p>
          </draw:text-box>
        </draw:frame>
        <draw:frame draw:style-name="gr7" draw:text-style-name="P4" draw:layer="layout" svg:width="1.162cm" svg:height="0.962cm" svg:x="7.359cm" svg:y="8.591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0.191cm" svg:y="12.199cm">
          <draw:text-box>
            <text:p text:style-name="P3">C<text:span text:style-name="T1">2</text:span></text:p>
          </draw:text-box>
        </draw:frame>
        <draw:frame draw:style-name="gr7" draw:text-style-name="P4" draw:layer="layout" svg:width="1.162cm" svg:height="0.962cm" svg:x="1.971cm" svg:y="13.041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9.043cm" svg:y="10.708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7.527cm" svg:y="10.684cm">
          <draw:text-box>
            <text:p text:style-name="P3">C<text:span text:style-name="T1">2</text:span></text:p>
          </draw:text-box>
        </draw:frame>
        <draw:frame draw:style-name="gr7" draw:text-style-name="P4" draw:layer="layout" svg:width="1.162cm" svg:height="0.962cm" svg:x="17.033cm" svg:y="1.802cm">
          <draw:text-box>
            <text:p text:style-name="P3">C<text:span text:style-name="T1">1</text:span></text:p>
          </draw:text-box>
        </draw:frame>
        <draw:frame draw:style-name="gr7" draw:text-style-name="P4" draw:layer="layout" svg:width="1.162cm" svg:height="0.962cm" svg:x="21.049cm" svg:y="0.383cm">
          <draw:text-box>
            <text:p text:style-name="P3">C<text:span text:style-name="T1">2</text:span></text:p>
          </draw:text-box>
        </draw:frame>
        <draw:frame draw:style-name="gr7" draw:text-style-name="P4" draw:layer="layout" svg:width="1.162cm" svg:height="0.962cm" svg:x="5.964cm" svg:y="3.708cm">
          <draw:text-box>
            <text:p text:style-name="P3">C<text:span text:style-name="T1">2</text:span></text:p>
          </draw:text-box>
        </draw:frame>
        <draw:frame draw:style-name="gr7" draw:text-style-name="P4" draw:layer="layout" svg:width="1.162cm" svg:height="0.962cm" svg:x="7.335cm" svg:y="3.805cm">
          <draw:text-box>
            <text:p text:style-name="P3">C<text:span text:style-name="T1">1</text:span></text:p>
          </draw:text-box>
        </draw:frame>
        <draw:frame draw:style-name="gr7" draw:text-style-name="P4" draw:layer="layout" svg:width="1.2cm" svg:height="0.962cm" svg:x="19.809cm" svg:y="1.791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4" draw:layer="layout" svg:width="1.2cm" svg:height="0.962cm" svg:x="22.912cm" svg:y="2.609cm">
          <draw:text-box>
            <text:p text:style-name="P3"><text:span text:style-name="T2">O</text:span><text:span text:style-name="T1">2</text:span></text:p>
          </draw:text-box>
        </draw:frame>
        <draw:frame draw:style-name="gr7" draw:text-style-name="P4" draw:layer="layout" svg:width="1.2cm" svg:height="0.962cm" svg:x="14.682cm" svg:y="4.106cm">
          <draw:text-box>
            <text:p text:style-name="P3"><text:span text:style-name="T2">O</text:span><text:span text:style-name="T1">2</text:span></text:p>
          </draw:text-box>
        </draw:frame>
        <draw:frame draw:style-name="gr7" draw:text-style-name="P4" draw:layer="layout" svg:width="1.2cm" svg:height="0.962cm" svg:x="12.902cm" svg:y="4.154cm">
          <draw:text-box>
            <text:p text:style-name="P3"><text:span text:style-name="T2">O</text:span><text:span text:style-name="T1">1</text:span></text:p>
          </draw:text-box>
        </draw:frame>
        <draw:frame draw:style-name="gr7" draw:text-style-name="P5" draw:layer="layout" svg:width="0.853cm" svg:height="0.962cm" svg:x="4.017cm" svg:y="26.002cm">
          <draw:text-box>
            <text:p><text:span text:style-name="T3">a</text:span></text:p>
          </draw:text-box>
        </draw:frame>
        <draw:frame draw:style-name="gr7" draw:text-style-name="P5" draw:layer="layout" svg:width="0.891cm" svg:height="0.962cm" svg:x="18.143cm" svg:y="23.765cm">
          <draw:text-box>
            <text:p><text:span text:style-name="T3">b</text:span></text:p>
          </draw:text-box>
        </draw:frame>
        <draw:frame draw:style-name="gr7" draw:text-style-name="P5" draw:layer="layout" svg:width="0.853cm" svg:height="0.962cm" svg:x="4.763cm" svg:y="21.287cm">
          <draw:text-box>
            <text:p><text:span text:style-name="T3">c</text:span></text:p>
          </draw:text-box>
        </draw:frame>
        <draw:frame draw:style-name="gr7" draw:text-style-name="P5" draw:layer="layout" svg:width="0.891cm" svg:height="0.962cm" svg:x="18.503cm" svg:y="18.785cm">
          <draw:text-box>
            <text:p><text:span text:style-name="T3">d</text:span></text:p>
          </draw:text-box>
        </draw:frame>
        <draw:frame draw:style-name="gr7" draw:text-style-name="P5" draw:layer="layout" svg:width="0.853cm" svg:height="0.962cm" svg:x="7.216cm" svg:y="16.476cm">
          <draw:text-box>
            <text:p><text:span text:style-name="T3">e</text:span></text:p>
          </draw:text-box>
        </draw:frame>
        <draw:frame draw:style-name="gr7" draw:text-style-name="P7" draw:layer="layout" svg:width="0.714cm" svg:height="0.962cm" svg:x="16.14cm" svg:y="14.01cm">
          <draw:text-box>
            <text:p text:style-name="P6">f</text:p>
          </draw:text-box>
        </draw:frame>
        <draw:frame draw:style-name="gr7" draw:text-style-name="P7" draw:layer="layout" svg:width="0.891cm" svg:height="0.962cm" svg:x="4.931cm" svg:y="11.746cm">
          <draw:text-box>
            <text:p text:style-name="P6">g</text:p>
          </draw:text-box>
        </draw:frame>
        <draw:frame draw:style-name="gr7" draw:text-style-name="P7" draw:layer="layout" svg:width="0.891cm" svg:height="0.962cm" svg:x="18.538cm" svg:y="9.346cm">
          <draw:text-box>
            <text:p text:style-name="P6">h</text:p>
          </draw:text-box>
        </draw:frame>
        <draw:frame draw:style-name="gr7" draw:text-style-name="P7" draw:layer="layout" svg:width="0.68cm" svg:height="0.962cm" svg:x="4.799cm" svg:y="6.981cm">
          <draw:text-box>
            <text:p text:style-name="P6">i</text:p>
          </draw:text-box>
        </draw:frame>
        <draw:frame draw:style-name="gr7" draw:text-style-name="P7" draw:layer="layout" svg:width="0.68cm" svg:height="0.962cm" svg:x="18.209cm" svg:y="4.786cm">
          <draw:text-box>
            <text:p text:style-name="P6">j</text:p>
          </draw:text-box>
        </draw:frame>
        <draw:custom-shape draw:style-name="gr9" draw:text-style-name="P2" draw:layer="layout" svg:width="2.05cm" svg:height="25.355cm" svg:x="13.472cm" svg:y="3.01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666cm" svg:height="0.962cm" svg:x="5.578cm" svg:y="2.051cm">
          <draw:text-box>
            <text:p text:style-name="P6"><text:span text:style-name="T4">C-O</text:span></text:p>
          </draw:text-box>
        </draw:frame>
        <draw:frame draw:style-name="gr7" draw:text-style-name="P8" draw:layer="layout" svg:width="1.628cm" svg:height="0.962cm" svg:x="7.209cm" svg:y="2.053cm">
          <draw:text-box>
            <text:p text:style-name="P6"><text:span text:style-name="T4">C</text:span><text:span text:style-name="T4">-</text:span><text:span text:style-name="T4">C</text:span></text:p>
          </draw:text-box>
        </draw:frame>
        <draw:frame draw:style-name="gr7" draw:text-style-name="P8" draw:layer="layout" svg:width="1.789cm" svg:height="0.962cm" svg:x="9.015cm" svg:y="2.019cm">
          <draw:text-box>
            <text:p text:style-name="P6"><text:span text:style-name="T4">C=C</text:span></text:p>
          </draw:text-box>
        </draw:frame>
        <draw:frame draw:style-name="gr7" draw:text-style-name="P8" draw:layer="layout" svg:width="1.666cm" svg:height="0.962cm" svg:x="13.592cm" svg:y="2.104cm">
          <draw:text-box>
            <text:p text:style-name="P6"><text:span text:style-name="T4">O-C</text:span></text:p>
          </draw:text-box>
        </draw:frame>
        <draw:frame draw:style-name="gr7" draw:text-style-name="P8" draw:layer="layout" svg:width="1.827cm" svg:height="0.962cm" svg:x="17.605cm" svg:y="3.141cm">
          <draw:text-box>
            <text:p text:style-name="P6"><text:span text:style-name="T4">O=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3:52:59.488916681</meta:creation-date>
    <dc:date>2024-06-22T14:44:38.367163497</dc:date>
    <meta:editing-duration>PT51M37S</meta:editing-duration>
    <meta:editing-cycles>6</meta:editing-cycles>
    <meta:generator>LibreOffice/7.6.7.2$Linux_X86_64 LibreOffice_project/60$Build-2</meta:generator>
    <meta:document-statistic meta:object-count="76"/>
  </office:meta>
</office:document-meta>
</file>